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4.42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/>
    </style:style>
    <style:style style:name="ce5" style:family="table-cell" style:parent-style-name="Default" style:data-style-name="N2"/>
    <style:style style:name="ce13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10"/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"/>
    <style:style style:name="ce17" style:family="table-cell" style:parent-style-name="Default" style:data-style-name="N110">
      <style:table-cell-properties fo:background-color="#81d41a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9"/>
    <style:style style:name="gr1" style:family="graphic">
      <style:graphic-properties draw:stroke="none" svg:stroke-color="#000000" draw:fill="solid" draw:fill-color="#ffffff" fo:min-height="3.745cm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6.99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ous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  <draw:frame draw:z-index="1" draw:style-name="gr2" draw:text-style-name="P2" svg:width="8.728cm" svg:height="6.997cm" svg:x="21.765cm" svg:y="0.319cm">
            <draw:text-box>
              <text:p text:style-name="P1">Rate of heat loss (W/K) = V x ACH x ∆T x Kfactor </text:p>
              <text:p text:style-name="P1"/>
              <text:p text:style-name="P1">ACH – air changes per hour</text:p>
              <text:p text:style-name="P1"/>
              <text:p text:style-name="P1">Rate of heat loss per ˚C difference between inside and outside = V x ACH x Kfactor</text:p>
              <text:p text:style-name="P1"/>
              <text:p text:style-name="P1">Kfactor make the units work out</text:p>
              <text:p text:style-name="P1"/>
              <text:p text:style-name="P1">V is the volume of the room in cubic meters</text:p>
              <text:p text:style-name="P1"/>
              <text:p text:style-name="P1">∆T is the temperature difference in degrees C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ttps://www.heatgeek.com/heat-losses/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outside temperature C</text:p>
          </table:table-cell>
          <table:table-cell table:style-name="ce16"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req’d inside temperature C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6:.H30])" office:value-type="float" office:value="2881.1659005976" calcext:value-type="float">
            <text:p>2881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style-name="ce5" table:formula="of:=24*[.C9]/[.C11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string" calcext:value-type="string">
            <text:p>Watt-hour to MJ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number-columns-repeated="7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I16:.I30])/1000" office:value-type="float" office:value="90.9226810246987" calcext:value-type="float">
            <text:p>91</text:p>
          </table:table-cell>
          <table:table-cell office:value-type="string" calcext:value-type="string">
            <text:p>GJ</text:p>
          </table:table-cell>
          <table:table-cell table:number-columns-repeated="7"/>
          <table:table-cell table:style-name="ce2" table:number-columns-repeated="2"/>
          <table:table-cell/>
          <table:table-cell table:formula="of:=2*1.2+0.5*PI()*1.2" office:value-type="float" office:value="4.28495559215388" calcext:value-type="float">
            <text:p>4.28495559215388</text:p>
          </table:table-cell>
        </table:table-row>
        <table:table-row table:style-name="ro1">
          <table:table-cell table:style-name="ce2"/>
          <table:table-cell table:style-name="ce4"/>
          <table:table-cell table:style-name="ce5" table:formula="of:=1000*[.C12]/[.C9]" office:value-type="float" office:value="25.2563002846385" calcext:value-type="float">
            <text:p>25.26</text:p>
          </table:table-cell>
          <table:table-cell office:value-type="string" calcext:value-type="string">
            <text:p>MJ/HDD</text:p>
          </table:table-cell>
          <table:table-cell table:number-columns-repeated="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5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K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yearly </text:p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17" calcext:value-type="float">
            <text:p>17</text:p>
          </table:table-cell>
          <table:table-cell table:style-name="ce5" table:formula="of:=1/[.D16]" office:value-type="float" office:value="0.357142857142857" calcext:value-type="float">
            <text:p>0.36</text:p>
          </table:table-cell>
          <table:table-cell table:style-name="ce13" office:value-type="float" office:value="2.8" calcext:value-type="float">
            <text:p>2.80</text:p>
          </table:table-cell>
          <table:table-cell table:style-name="ce6" office:value-type="float" office:value="25.45" calcext:value-type="float">
            <text:p>25.5</text:p>
          </table:table-cell>
          <table:table-cell table:style-name="ce5" table:formula="of:=[.D16]*[.E16]" office:value-type="float" office:value="71.26" calcext:value-type="float">
            <text:p>71.26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16]*[.G16]" office:value-type="float" office:value="840.868" calcext:value-type="float">
            <text:p>841</text:p>
          </table:table-cell>
          <table:table-cell table:style-name="ce2" table:formula="of:=[.F16]*[.G16]*[.$C$11]*watthour_to_MJ" office:value-type="float" office:value="26535.7759968" calcext:value-type="float">
            <text:p>26536</text:p>
          </table:table-cell>
          <table:table-cell table:style-name="ce7" table:formula="of:=[.I16]/([.$C$12]*1000)" office:value-type="percentage" office:value="0.291849906951068" calcext:value-type="percentage">
            <text:p>29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ain floor brick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56" calcext:value-type="float">
            <text:p>3.56</text:p>
          </table:table-cell>
          <table:table-cell table:style-name="ce5" table:formula="of:=1/[.C17]" office:value-type="float" office:value="0.280898876404494" calcext:value-type="float">
            <text:p>0.28</text:p>
          </table:table-cell>
          <table:table-cell table:style-name="ce6" office:value-type="float" office:value="122" calcext:value-type="float">
            <text:p>122.0</text:p>
          </table:table-cell>
          <table:table-cell table:style-name="ce5" table:formula="of:=[.D17]*[.E17]" office:value-type="float" office:value="34.2696629213483" calcext:value-type="float">
            <text:p>34.27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17]*[.G17]" office:value-type="float" office:value="404.38202247191" calcext:value-type="float">
            <text:p>404</text:p>
          </table:table-cell>
          <table:table-cell table:style-name="ce2" table:formula="of:=[.F17]*[.G17]*[.$C$11]*watthour_to_MJ" office:value-type="float" office:value="12761.3261123596" calcext:value-type="float">
            <text:p>12761</text:p>
          </table:table-cell>
          <table:table-cell table:style-name="ce7" table:formula="of:=[.I17]/([.$C$12]*1000)" office:value-type="percentage" office:value="0.140353605596969" calcext:value-type="percentage">
            <text:p>14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ain floor walls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56" calcext:value-type="float">
            <text:p>3.56</text:p>
          </table:table-cell>
          <table:table-cell table:style-name="ce5" table:formula="of:=1/[.C18]" office:value-type="float" office:value="0.280898876404494" calcext:value-type="float">
            <text:p>0.28</text:p>
          </table:table-cell>
          <table:table-cell table:style-name="ce6" office:value-type="float" office:value="102.9" calcext:value-type="float">
            <text:p>102.9</text:p>
          </table:table-cell>
          <table:table-cell table:style-name="ce5" table:formula="of:=[.D18]*[.E18]" office:value-type="float" office:value="28.9044943820225" calcext:value-type="float">
            <text:p>28.90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18]*[.G18]" office:value-type="float" office:value="341.073033707865" calcext:value-type="float">
            <text:p>341</text:p>
          </table:table-cell>
          <table:table-cell table:style-name="ce2" table:formula="of:=[.F18]*[.G18]*[.$C$11]*watthour_to_MJ" office:value-type="float" office:value="10763.4463685393" calcext:value-type="float">
            <text:p>10763</text:p>
          </table:table-cell>
          <table:table-cell table:style-name="ce7" table:formula="of:=[.I18]/([.$C$12]*1000)" office:value-type="percentage" office:value="0.118380213245312" calcext:value-type="percentage">
            <text:p>12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4" calcext:value-type="float">
            <text:p>4</text:p>
          </table:table-cell>
          <table:table-cell table:style-name="ce5" table:formula="of:=1/[.D19]" office:value-type="float" office:value="0.384615384615385" calcext:value-type="float">
            <text:p>0.38</text:p>
          </table:table-cell>
          <table:table-cell table:style-name="ce13" office:value-type="float" office:value="2.6" calcext:value-type="float">
            <text:p>2.60</text:p>
          </table:table-cell>
          <table:table-cell table:style-name="ce6" office:value-type="float" office:value="9.86" calcext:value-type="float">
            <text:p>9.9</text:p>
          </table:table-cell>
          <table:table-cell table:style-name="ce5" table:formula="of:=[.D19]*[.E19]" office:value-type="float" office:value="25.636" calcext:value-type="float">
            <text:p>25.64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19]*[.G19]" office:value-type="float" office:value="302.5048" calcext:value-type="float">
            <text:p>303</text:p>
          </table:table-cell>
          <table:table-cell table:style-name="ce2" table:formula="of:=[.F19]*[.G19]*[.$C$11]*watthour_to_MJ" office:value-type="float" office:value="9546.32547648" calcext:value-type="float">
            <text:p>9546</text:p>
          </table:table-cell>
          <table:table-cell table:style-name="ce7" table:formula="of:=[.I19]/([.$C$12]*1000)" office:value-type="percentage" office:value="0.104993884571956" calcext:value-type="percentage">
            <text:p>10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ttic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.54" calcext:value-type="float">
            <text:p>8.54</text:p>
          </table:table-cell>
          <table:table-cell table:style-name="ce5" table:formula="of:=1/[.C20]" office:value-type="float" office:value="0.117096018735363" calcext:value-type="float">
            <text:p>0.12</text:p>
          </table:table-cell>
          <table:table-cell table:style-name="ce6" office:value-type="float" office:value="160.3" calcext:value-type="float">
            <text:p>160.3</text:p>
          </table:table-cell>
          <table:table-cell table:style-name="ce5" table:formula="of:=[.D20]*[.E20]" office:value-type="float" office:value="18.7704918032787" calcext:value-type="float">
            <text:p>18.77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0]*[.G20]" office:value-type="float" office:value="221.491803278689" calcext:value-type="float">
            <text:p>221</text:p>
          </table:table-cell>
          <table:table-cell table:style-name="ce2" table:formula="of:=[.F20]*[.G20]*[.$C$11]*watthour_to_MJ" office:value-type="float" office:value="6989.74973114754" calcext:value-type="float">
            <text:p>6990</text:p>
          </table:table-cell>
          <table:table-cell table:style-name="ce7" table:formula="of:=[.I20]/([.$C$12]*1000)" office:value-type="percentage" office:value="0.0768757547882779" calcext:value-type="percentage">
            <text:p>8%</text:p>
          </table:table-cell>
          <table:table-cell table:style-name="ce2"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oundation interio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.7" calcext:value-type="float">
            <text:p>2.70</text:p>
          </table:table-cell>
          <table:table-cell table:style-name="ce5" table:formula="of:=1/[.C21]" office:value-type="float" office:value="0.37037037037037" calcext:value-type="float">
            <text:p>0.37</text:p>
          </table:table-cell>
          <table:table-cell table:style-name="ce6" office:value-type="float" office:value="40.9" calcext:value-type="float">
            <text:p>40.9</text:p>
          </table:table-cell>
          <table:table-cell table:style-name="ce5" table:formula="of:=[.D21]*[.E21]" office:value-type="float" office:value="15.1481481481481" calcext:value-type="float">
            <text:p>15.15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1]*[.G21]" office:value-type="float" office:value="178.748148148148" calcext:value-type="float">
            <text:p>179</text:p>
          </table:table-cell>
          <table:table-cell table:style-name="ce2" table:formula="of:=[.F21]*[.G21]*[.$C$11]*watthour_to_MJ" office:value-type="float" office:value="5640.86256" calcext:value-type="float">
            <text:p>5641</text:p>
          </table:table-cell>
          <table:table-cell table:style-name="ce7" table:formula="of:=[.I21]/([.$C$12]*1000)" office:value-type="percentage" office:value="0.0620402136895599" calcext:value-type="percentage">
            <text:p>6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ain floor walls buffered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.78" calcext:value-type="float">
            <text:p>2.78</text:p>
          </table:table-cell>
          <table:table-cell table:style-name="ce5" table:formula="of:=1/[.C22]" office:value-type="float" office:value="0.359712230215827" calcext:value-type="float">
            <text:p>0.36</text:p>
          </table:table-cell>
          <table:table-cell table:style-name="ce6" office:value-type="float" office:value="33.4" calcext:value-type="float">
            <text:p>33.4</text:p>
          </table:table-cell>
          <table:table-cell table:style-name="ce5" table:formula="of:=[.D22]*[.E22]" office:value-type="float" office:value="12.0143884892086" calcext:value-type="float">
            <text:p>12.01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2]*[.G22]" office:value-type="float" office:value="141.769784172662" calcext:value-type="float">
            <text:p>142</text:p>
          </table:table-cell>
          <table:table-cell table:style-name="ce2" table:formula="of:=[.F22]*[.G22]*[.$C$11]*watthour_to_MJ" office:value-type="float" office:value="4473.9141410072" calcext:value-type="float">
            <text:p>4474</text:p>
          </table:table-cell>
          <table:table-cell table:style-name="ce7" table:formula="of:=[.I22]/([.$C$12]*1000)" office:value-type="percentage" office:value="0.0492056997284525" calcext:value-type="percentage">
            <text:p>5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oundation crawlspace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.77" calcext:value-type="float">
            <text:p>1.77</text:p>
          </table:table-cell>
          <table:table-cell table:style-name="ce5" table:formula="of:=1/[.C23]" office:value-type="float" office:value="0.564971751412429" calcext:value-type="float">
            <text:p>0.56</text:p>
          </table:table-cell>
          <table:table-cell table:style-name="ce6" office:value-type="float" office:value="19.7" calcext:value-type="float">
            <text:p>19.7</text:p>
          </table:table-cell>
          <table:table-cell table:style-name="ce5" table:formula="of:=[.D23]*[.E23]" office:value-type="float" office:value="11.1299435028249" calcext:value-type="float">
            <text:p>11.13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3]*[.G23]" office:value-type="float" office:value="131.333333333333" calcext:value-type="float">
            <text:p>131</text:p>
          </table:table-cell>
          <table:table-cell table:style-name="ce2" table:formula="of:=[.F23]*[.G23]*[.$C$11]*watthour_to_MJ" office:value-type="float" office:value="4144.5648" calcext:value-type="float">
            <text:p>4145</text:p>
          </table:table-cell>
          <table:table-cell table:style-name="ce7" table:formula="of:=[.I23]/([.$C$12]*1000)" office:value-type="percentage" office:value="0.0455833984797935" calcext:value-type="percentage">
            <text:p>5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oundation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4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table:style-name="ce6" office:value-type="float" office:value="64.8" calcext:value-type="float">
            <text:p>64.8</text:p>
          </table:table-cell>
          <table:table-cell table:style-name="ce5" table:formula="of:=[.D24]*[.E24]" office:value-type="float" office:value="6.48" calcext:value-type="float">
            <text:p>6.48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4]*[.G24]" office:value-type="float" office:value="76.464" calcext:value-type="float">
            <text:p>76</text:p>
          </table:table-cell>
          <table:table-cell table:style-name="ce2" table:formula="of:=[.F24]*[.G24]*[.$C$11]*watthour_to_MJ" office:value-type="float" office:value="2413.0203264" calcext:value-type="float">
            <text:p>2413</text:p>
          </table:table-cell>
          <table:table-cell table:style-name="ce7" table:formula="of:=[.I24]/([.$C$12]*1000)" office:value-type="percentage" office:value="0.0265392562032406" calcext:value-type="percentage">
            <text:p>3%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rawlspace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5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table:style-name="ce6" office:value-type="float" office:value="58.3" calcext:value-type="float">
            <text:p>58.3</text:p>
          </table:table-cell>
          <table:table-cell table:style-name="ce5" table:formula="of:=[.D25]*[.E25]" office:value-type="float" office:value="5.83" calcext:value-type="float">
            <text:p>5.83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5]*[.G25]" office:value-type="float" office:value="68.794" calcext:value-type="float">
            <text:p>69</text:p>
          </table:table-cell>
          <table:table-cell table:style-name="ce2" table:formula="of:=[.F25]*[.G25]*[.$C$11]*watthour_to_MJ" office:value-type="float" office:value="2170.9735344" calcext:value-type="float">
            <text:p>2171</text:p>
          </table:table-cell>
          <table:table-cell table:style-name="ce7" table:formula="of:=[.I25]/([.$C$12]*1000)" office:value-type="percentage" office:value="0.0238771394544587" calcext:value-type="percentage">
            <text:p>2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loor over garage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.32" calcext:value-type="float">
            <text:p>5.32</text:p>
          </table:table-cell>
          <table:table-cell table:style-name="ce5" table:formula="of:=1/[.C26]" office:value-type="float" office:value="0.18796992481203" calcext:value-type="float">
            <text:p>0.19</text:p>
          </table:table-cell>
          <table:table-cell table:style-name="ce6" office:value-type="float" office:value="28.3" calcext:value-type="float">
            <text:p>28.3</text:p>
          </table:table-cell>
          <table:table-cell table:style-name="ce5" table:formula="of:=[.D26]*[.E26]" office:value-type="float" office:value="5.31954887218045" calcext:value-type="float">
            <text:p>5.32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6]*[.G26]" office:value-type="float" office:value="62.7706766917293" calcext:value-type="float">
            <text:p>63</text:p>
          </table:table-cell>
          <table:table-cell table:style-name="ce2" table:formula="of:=[.F26]*[.G26]*[.$C$11]*watthour_to_MJ" office:value-type="float" office:value="1980.89190676692" calcext:value-type="float">
            <text:p>1981</text:p>
          </table:table-cell>
          <table:table-cell table:style-name="ce7" table:formula="of:=[.I26]/([.$C$12]*1000)" office:value-type="percentage" office:value="0.0217865540747618" calcext:value-type="percentage">
            <text:p>2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oundation pony wall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.95" calcext:value-type="float">
            <text:p>2.95</text:p>
          </table:table-cell>
          <table:table-cell table:style-name="ce5" table:formula="of:=1/[.C27]" office:value-type="float" office:value="0.338983050847458" calcext:value-type="float">
            <text:p>0.34</text:p>
          </table:table-cell>
          <table:table-cell table:style-name="ce6" office:value-type="float" office:value="11.5" calcext:value-type="float">
            <text:p>11.5</text:p>
          </table:table-cell>
          <table:table-cell table:style-name="ce5" table:formula="of:=[.D27]*[.E27]" office:value-type="float" office:value="3.89830508474576" calcext:value-type="float">
            <text:p>3.90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7]*[.G27]" office:value-type="float" office:value="46" calcext:value-type="float">
            <text:p>46</text:p>
          </table:table-cell>
          <table:table-cell table:style-name="ce2" table:formula="of:=[.F27]*[.G27]*[.$C$11]*watthour_to_MJ" office:value-type="float" office:value="1451.6496" calcext:value-type="float">
            <text:p>1452</text:p>
          </table:table-cell>
          <table:table-cell table:style-name="ce7" table:formula="of:=[.I27]/([.$C$12]*1000)" office:value-type="percentage" office:value="0.0159657588584048" calcext:value-type="percentage">
            <text:p>2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oundation heade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.51" calcext:value-type="float">
            <text:p>2.51</text:p>
          </table:table-cell>
          <table:table-cell table:style-name="ce5" table:formula="of:=1/[.C28]" office:value-type="float" office:value="0.398406374501992" calcext:value-type="float">
            <text:p>0.40</text:p>
          </table:table-cell>
          <table:table-cell table:style-name="ce6" office:value-type="float" office:value="9" calcext:value-type="float">
            <text:p>9.0</text:p>
          </table:table-cell>
          <table:table-cell table:style-name="ce5" table:formula="of:=[.D28]*[.E28]" office:value-type="float" office:value="3.58565737051793" calcext:value-type="float">
            <text:p>3.59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8]*[.G28]" office:value-type="float" office:value="42.3107569721116" calcext:value-type="float">
            <text:p>42</text:p>
          </table:table-cell>
          <table:table-cell table:style-name="ce2" table:formula="of:=[.F28]*[.G28]*[.$C$11]*watthour_to_MJ" office:value-type="float" office:value="1335.22594422311" calcext:value-type="float">
            <text:p>1335</text:p>
          </table:table-cell>
          <table:table-cell table:style-name="ce7" table:formula="of:=[.I28]/([.$C$12]*1000)" office:value-type="percentage" office:value="0.0146852900637675" calcext:value-type="percentage">
            <text:p>1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loor back cantileve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.3" calcext:value-type="float">
            <text:p>5.30</text:p>
          </table:table-cell>
          <table:table-cell table:style-name="ce5" table:formula="of:=1/[.C29]" office:value-type="float" office:value="0.188679245283019" calcext:value-type="float">
            <text:p>0.19</text:p>
          </table:table-cell>
          <table:table-cell table:style-name="ce6" office:value-type="float" office:value="8.7" calcext:value-type="float">
            <text:p>8.7</text:p>
          </table:table-cell>
          <table:table-cell table:style-name="ce5" table:formula="of:=[.D29]*[.E29]" office:value-type="float" office:value="1.64150943396226" calcext:value-type="float">
            <text:p>1.64</text:p>
          </table:table-cell>
          <table:table-cell table:formula="of:=[.$B$5]-[.$B$4]" office:value-type="float" office:value="11.8" calcext:value-type="float">
            <text:p>11.8</text:p>
          </table:table-cell>
          <table:table-cell table:style-name="ce2" table:formula="of:=[.F29]*[.G29]" office:value-type="float" office:value="19.3698113207547" calcext:value-type="float">
            <text:p>19</text:p>
          </table:table-cell>
          <table:table-cell table:style-name="ce2" table:formula="of:=[.F29]*[.G29]*[.$C$11]*watthour_to_MJ" office:value-type="float" office:value="611.264757735849" calcext:value-type="float">
            <text:p>611</text:p>
          </table:table-cell>
          <table:table-cell table:style-name="ce7" table:formula="of:=[.I29]/([.$C$12]*1000)" office:value-type="percentage" office:value="0.00672290731912978" calcext:value-type="percentage">
            <text:p>1%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ir infiltration</text:p>
          </table:table-cell>
          <table:table-cell/>
          <table:table-cell table:style-name="ce13"/>
          <table:table-cell table:style-name="ce5"/>
          <table:table-cell table:style-name="ce6"/>
          <table:table-cell table:style-name="ce5"/>
          <table:table-cell/>
          <table:table-cell table:style-name="ce2" table:formula="of:=[.B38]" office:value-type="float" office:value="3.28573050039337" calcext:value-type="float">
            <text:p>3</text:p>
          </table:table-cell>
          <table:table-cell table:style-name="ce2" table:formula="of:=[.H30]*[.$C$11]*watthour_to_MJ" office:value-type="float" office:value="103.689768839214" calcext:value-type="float">
            <text:p>104</text:p>
          </table:table-cell>
          <table:table-cell table:style-name="ce7" table:formula="of:=[.I30]/([.$C$12]*1000)" office:value-type="percentage" office:value="0.00114041697484753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lea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olume of house</text:p>
          </table:table-cell>
          <table:table-cell table:style-name="ce2" table:formula="of:=[.B36]*60/[.B34]*(0.3048^3)" office:value-type="float" office:value="626.013915428572" calcext:value-type="float">
            <text:p>626</text:p>
          </table:table-cell>
          <table:table-cell office:value-type="string" calcext:value-type="string">
            <text:p>m3 – back calculated from EqLA and ACH</text:p>
          </table:table-cell>
          <table:table-cell table:number-columns-repeated="4"/>
          <table:table-cell office:value-type="string" calcext:value-type="string">
            <text:p>H i = Cp ρ n V (t i - t o )</text:p>
          </table:table-cell>
          <table:table-cell table:number-columns-repeated="2"/>
          <table:table-cell office:value-type="string" calcext:value-type="string">
            <text:p><text:a xlink:href="https://www.engineeringtoolbox.com/heat-loss-buildings-d_113.html" xlink:type="simple">https://www.engineeringtoolbox.com/heat-loss-buildings-d_113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 changes per hour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easured 1.75 at 50 Pa</text:p>
          </table:table-cell>
          <table:table-cell table:number-columns-repeated="3"/>
          <table:table-cell table:style-name="ce20" office:value-type="string" calcext:value-type="string">
            <text:p>Cp</text:p>
          </table:table-cell>
          <table:table-cell office:value-type="float" office:value="0.7171" calcext:value-type="float">
            <text:p>0.7171</text:p>
          </table:table-cell>
          <table:table-cell office:value-type="string" calcext:value-type="string">
            <text:p>kJ/kgK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valent leak area (EqLA)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m^2</text:p>
          </table:table-cell>
          <table:table-cell table:number-columns-repeated="3"/>
          <table:table-cell table:style-name="ce20" office:value-type="string" calcext:value-type="string">
            <text:p>ρ</text:p>
          </table:table-cell>
          <table:table-cell office:value-type="float" office:value="1.276" calcext:value-type="float">
            <text:p>1.276</text:p>
          </table:table-cell>
          <table:table-cell office:value-type="string" calcext:value-type="string">
            <text:p>kg/m3</text:p>
          </table:table-cell>
          <table:table-cell table:number-columns-repeated="2"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cfm50</text:p>
          </table:table-cell>
          <table:table-cell table:formula="of:=[.B35]*10/(2.54^2)" office:value-type="float" office:value="644.801289602579" calcext:value-type="float">
            <text:p>644.801289602579</text:p>
          </table:table-cell>
          <table:table-cell office:value-type="string" calcext:value-type="string">
            <text:p>cubic feet per minute</text:p>
          </table:table-cell>
          <table:table-cell table:number-columns-repeated="4"/>
          <table:table-cell table:formula="of:=1/3600" office:value-type="float" office:value="0.000277777777777778" calcext:value-type="float">
            <text:p>0.000277777777778</text:p>
          </table:table-cell>
          <table:table-cell office:value-type="string" calcext:value-type="string">
            <text:p>hours/second</text:p>
          </table:table-cell>
          <table:table-cell table:number-columns-repeated="3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∆T</text:p>
          </table:table-cell>
          <table:table-cell table:formula="of:=[.B5]-[.B4]" office:value-type="float" office:value="11.8" calcext:value-type="float">
            <text:p>11.8</text:p>
          </table:table-cell>
          <table:table-cell table:number-columns-repeated="9"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rate of heat loss (watts)</text:p>
          </table:table-cell>
          <table:table-cell table:style-name="ce2" table:formula="of:=[.H34]*[.H35]*[.B34]*[.B33]*[.B37]*[.H36]" office:value-type="float" office:value="3.28573050039337" calcext:value-type="float">
            <text:p>3</text:p>
          </table:table-cell>
          <table:table-cell table:number-columns-repeated="13"/>
        </table:table-row>
      </table:table>
      <table:table table:name="garage" table:style-name="ta1">
        <table:shapes>
          <draw:frame draw:z-index="0" draw:style-name="gr1" draw:text-style-name="P2" svg:width="9.746cm" svg:height="3.745cm" svg:x="11.063cm" svg:y="0.666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https://www.engineeringtoolbox.com/heat-loss-transmission-d_748.html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sired temperature</text:p>
          </table:table-cell>
          <table:table-cell table:style-name="ce16" office:value-type="float" office:value="65" calcext:value-type="float">
            <text:p>65</text:p>
          </table:table-cell>
          <table:table-cell table:style-name="Default" office:value-type="string" calcext:value-type="string">
            <text:p><text:span text:style-name="T1"> °F</text:span></text:p>
          </table:table-cell>
          <table:table-cell table:style-name="ce2" table:formula="of:=([.B2]-32)*5/9" office:value-type="float" office:value="18.3333333333333" calcext:value-type="float">
            <text:p>18</text:p>
          </table:table-cell>
          <table:table-cell office:value-type="string" calcext:value-type="string">
            <text:p><text:span text:style-name="T1">C</text:span>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2_per_sqft</text:p>
          </table:table-cell>
          <table:table-cell table:formula="of:=0.3048^2" office:value-type="float" office:value="0.09290304" calcext:value-type="float">
            <text:p>0.09290304</text:p>
          </table:table-cell>
        </table:table-row>
        <table:table-row table:style-name="ro1">
          <table:table-cell office:value-type="string" calcext:value-type="string">
            <text:p>design outside temperature</text:p>
          </table:table-cell>
          <table:table-cell table:style-name="ce16" table:formula="of:=6" office:value-type="float" office:value="6" calcext:value-type="float">
            <text:p>6</text:p>
          </table:table-cell>
          <table:table-cell table:style-name="Default" office:value-type="string" calcext:value-type="string">
            <text:p><text:span text:style-name="T1"> °F</text:span></text:p>
          </table:table-cell>
          <table:table-cell table:style-name="ce2" table:formula="of:=([.B3]-32)*5/9" office:value-type="float" office:value="-14.4444444444444" calcext:value-type="float">
            <text:p>-14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RSI per R-value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/>
          <table:table-cell table:style-name="ce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5:.H28])" office:value-type="float" office:value="772.018768872121" calcext:value-type="float">
            <text:p>77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BTU per watt-hour</text:p>
          </table:table-cell>
          <table:table-cell office:value-type="float" office:value="3.412141" calcext:value-type="float">
            <text:p>3.412141</text:p>
          </table:table-cell>
        </table:table-row>
        <table:table-row table:style-name="ro1">
          <table:table-cell table:style-name="ce1" office:value-type="string" calcext:value-type="string">
            <text:p>energy in one hour</text:p>
          </table:table-cell>
          <table:table-cell table:style-name="ce2" table:formula="of:=[.B5]*BTU_per_wh" office:value-type="float" office:value="2634.23689403809" calcext:value-type="float">
            <text:p>2634</text:p>
          </table:table-cell>
          <table:table-cell table:style-name="Default" office:value-type="string" calcext:value-type="string">
            <text:p>BTU/hr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ce16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formula="of:=24*[.C8]/[.C10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6" table:formula="of:=SUM([.I15:.I28])/1000" office:value-type="float" office:value="16.0085811913323" calcext:value-type="float">
            <text:p>16.0</text:p>
          </table:table-cell>
          <table:table-cell office:value-type="string" calcext:value-type="string">
            <text:p>GJ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>
          <table:table-cell table:style-name="ce2"/>
          <table:table-cell table:style-name="ce4"/>
          <table:table-cell table:formula="of:=1000*[.C11]/[.C8]" office:value-type="float" office:value="4.44682810870342" calcext:value-type="float">
            <text:p>4.45</text:p>
          </table:table-cell>
          <table:table-cell office:value-type="string" calcext:value-type="string">
            <text:p>MJ/HDD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" table:formula="of:=SUM([.I15:.I28])" office:value-type="float" office:value="16008.5811913323" calcext:value-type="float">
            <text:p>16009</text:p>
          </table:table-cell>
          <table:table-cell table:number-columns-repeated="3"/>
          <table:table-cell table:style-name="ce2"/>
          <table:table-cell/>
        </table:table-row>
        <table:table-row table:style-name="ro3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R-value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<text:span text:style-name="T2">°C or K</text:span>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R13 walls</text:p>
          </table:table-cell>
          <table:table-cell table:style-name="ce17" office:value-type="float" office:value="13" calcext:value-type="float">
            <text:p>13.0</text:p>
          </table:table-cell>
          <table:table-cell table:formula="of:=[.B15]*RSI_per_R" office:value-type="float" office:value="2.2893" calcext:value-type="float">
            <text:p>2.29</text:p>
          </table:table-cell>
          <table:table-cell table:style-name="ce5" table:formula="of:=1/[.C15]" office:value-type="float" office:value="0.436814746865854" calcext:value-type="float">
            <text:p>0.44</text:p>
          </table:table-cell>
          <table:table-cell table:style-name="ce6" table:formula="of:=((2*26+20)*8)*M2_per_sqft" office:value-type="float" office:value="53.51215104" calcext:value-type="float">
            <text:p>53.5</text:p>
          </table:table-cell>
          <table:table-cell table:style-name="ce5" table:formula="of:=[.D15]*[.E15]" office:value-type="float" office:value="23.374896710785" calcext:value-type="float">
            <text:p>23.37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5]*[.G15]" office:value-type="float" office:value="350.623450661774" calcext:value-type="float">
            <text:p>351</text:p>
          </table:table-cell>
          <table:table-cell table:style-name="ce2" table:formula="of:=[.F15]*[.$C$10]*0.0036*[.$C$9]" office:value-type="float" office:value="7270.52787292256" calcext:value-type="float">
            <text:p>7271</text:p>
          </table:table-cell>
          <table:table-cell table:style-name="ce7" table:formula="of:=[.I15]/[.$I$13]" office:value-type="percentage" office:value="0.45416441257512" calcext:value-type="percentage">
            <text:p>45%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ceiling</text:p>
          </table:table-cell>
          <table:table-cell table:style-name="ce17" office:value-type="float" office:value="19" calcext:value-type="float">
            <text:p>19.0</text:p>
          </table:table-cell>
          <table:table-cell table:formula="of:=[.B16]*RSI_per_R" office:value-type="float" office:value="3.3459" calcext:value-type="float">
            <text:p>3.35</text:p>
          </table:table-cell>
          <table:table-cell table:style-name="ce5" table:formula="of:=1/[.C16]" office:value-type="float" office:value="0.298873247855584" calcext:value-type="float">
            <text:p>0.30</text:p>
          </table:table-cell>
          <table:table-cell table:style-name="ce6" table:formula="of:=520*M2_per_sqft" office:value-type="float" office:value="48.3095808" calcext:value-type="float">
            <text:p>48.3</text:p>
          </table:table-cell>
          <table:table-cell table:style-name="ce5" table:formula="of:=[.D16]*[.E16]" office:value-type="float" office:value="14.4384413162378" calcext:value-type="float">
            <text:p>14.44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6]*[.G16]" office:value-type="float" office:value="216.576619743567" calcext:value-type="float">
            <text:p>217</text:p>
          </table:table-cell>
          <table:table-cell table:style-name="ce2" table:formula="of:=[.F16]*[.$C$10]*0.0036*[.$C$9]" office:value-type="float" office:value="4490.9327870026" calcext:value-type="float">
            <text:p>4491</text:p>
          </table:table-cell>
          <table:table-cell table:style-name="ce7" table:formula="of:=[.I16]/[.$I$13]" office:value-type="percentage" office:value="0.280532842562848" calcext:value-type="percentage">
            <text:p>28%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7.5 wall</text:p>
          </table:table-cell>
          <table:table-cell table:style-name="ce17" office:value-type="float" office:value="7.5" calcext:value-type="float">
            <text:p>7.5</text:p>
          </table:table-cell>
          <table:table-cell table:formula="of:=[.B17]*RSI_per_R" office:value-type="float" office:value="1.32075" calcext:value-type="float">
            <text:p>1.32</text:p>
          </table:table-cell>
          <table:table-cell table:style-name="ce5" table:formula="of:=1/[.C17]" office:value-type="float" office:value="0.757145561234147" calcext:value-type="float">
            <text:p>0.76</text:p>
          </table:table-cell>
          <table:table-cell table:style-name="ce6" table:formula="of:=20*8*M2_per_sqft" office:value-type="float" office:value="14.8644864" calcext:value-type="float">
            <text:p>14.9</text:p>
          </table:table-cell>
          <table:table-cell table:style-name="ce5" table:formula="of:=[.D17]*[.E17]" office:value-type="float" office:value="11.2545798977854" calcext:value-type="float">
            <text:p>11.25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7]*[.G17]" office:value-type="float" office:value="168.81869846678" calcext:value-type="float">
            <text:p>169</text:p>
          </table:table-cell>
          <table:table-cell table:style-name="ce2" table:formula="of:=[.F17]*[.$C$10]*0.0036*[.$C$9]" office:value-type="float" office:value="3500.62453140716" calcext:value-type="float">
            <text:p>3501</text:p>
          </table:table-cell>
          <table:table-cell table:style-name="ce7" table:formula="of:=[.I17]/[.$I$13]" office:value-type="percentage" office:value="0.218671754202836" calcext:value-type="percentage">
            <text:p>22%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indow</text:p>
          </table:table-cell>
          <table:table-cell table:style-name="ce6" table:formula="of:=[.C18]/RSI_per_R" office:value-type="float" office:value="1.89286390308537" calcext:value-type="float">
            <text:p>1.9</text:p>
          </table:table-cell>
          <table:table-cell table:formula="of:=1/[.D18]" office:value-type="float" office:value="0.333333333333333" calcext:value-type="float">
            <text:p>0.33</text:p>
          </table:table-cell>
          <table:table-cell table:style-name="ce13" office:value-type="float" office:value="3" calcext:value-type="float">
            <text:p>3.00</text:p>
          </table:table-cell>
          <table:table-cell table:style-name="ce6" table:formula="of:=0.8" office:value-type="float" office:value="0.8" calcext:value-type="float">
            <text:p>0.8</text:p>
          </table:table-cell>
          <table:table-cell table:style-name="ce5" table:formula="of:=[.D18]*[.E18]" office:value-type="float" office:value="2.4" calcext:value-type="float">
            <text:p>2.40</text:p>
          </table:table-cell>
          <table:table-cell table:style-name="ce2" table:formula="of:=(([.$B$2]-[.$B$3])-32)*5/9" office:value-type="float" office:value="15" calcext:value-type="float">
            <text:p>15</text:p>
          </table:table-cell>
          <table:table-cell table:formula="of:=[.F18]*[.G18]" office:value-type="float" office:value="36" calcext:value-type="float">
            <text:p>36</text:p>
          </table:table-cell>
          <table:table-cell table:style-name="ce2" table:formula="of:=[.F18]*[.$C$10]*0.0036*[.$C$9]" office:value-type="float" office:value="746.496" calcext:value-type="float">
            <text:p>746</text:p>
          </table:table-cell>
          <table:table-cell table:style-name="ce7" table:formula="of:=[.I18]/[.$I$13]" office:value-type="percentage" office:value="0.0466309906591961" calcext:value-type="percentage">
            <text:p>5%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2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ssuming 26’x20’ footprint</text:p>
          </table:table-cell>
          <table:table-cell table:number-columns-repeated="2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 table:number-columns-repeated="5"/>
        </table:table-row>
      </table:table>
      <table:table table:name="ICF hous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www.heatgeek.com/heat-losses/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outside temperature C</text:p>
          </table:table-cell>
          <table:table-cell table:style-name="ce16"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esired inside temperature C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6:.H23])" office:value-type="float" office:value="5686.20697916709" calcext:value-type="float">
            <text:p>5686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style-name="ce5" table:formula="of:=24*[.C9]/[.C11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number-columns-repeated="7"/>
          <table:table-cell table:style-name="ce2"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I16:.I23])/1000" office:value-type="float" office:value="58.9545939600044" calcext:value-type="float">
            <text:p>59</text:p>
          </table:table-cell>
          <table:table-cell office:value-type="string" calcext:value-type="string">
            <text:p>GJ</text:p>
          </table:table-cell>
          <table:table-cell table:number-columns-repeated="7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style-name="ce5" table:formula="of:=1000*[.C12]/[.C9]" office:value-type="float" office:value="16.3762761000012" calcext:value-type="float">
            <text:p>16.38</text:p>
          </table:table-cell>
          <table:table-cell office:value-type="string" calcext:value-type="string">
            <text:p>MJ/HDD</text:p>
          </table:table-cell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5"/>
          <table:table-cell table:number-columns-repeated="2"/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K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yearly </text:p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dows 1</text:p>
          </table:table-cell>
          <table:table-cell office:value-type="float" office:value="25" calcext:value-type="float">
            <text:p>25</text:p>
          </table:table-cell>
          <table:table-cell table:style-name="ce5" table:formula="of:=1/[.D16]" office:value-type="float" office:value="0.440528634361233" calcext:value-type="float">
            <text:p>0.44</text:p>
          </table:table-cell>
          <table:table-cell table:style-name="ce13" office:value-type="float" office:value="2.27" calcext:value-type="float">
            <text:p>2.27</text:p>
          </table:table-cell>
          <table:table-cell table:style-name="ce6" office:value-type="float" office:value="34.65" calcext:value-type="float">
            <text:p>34.7</text:p>
          </table:table-cell>
          <table:table-cell table:style-name="ce5" table:formula="of:=[.D16]*[.E16]" office:value-type="float" office:value="78.6555" calcext:value-type="float">
            <text:p>78.66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16]*[.G16]" office:value-type="float" office:value="2359.665" calcext:value-type="float">
            <text:p>2360</text:p>
          </table:table-cell>
          <table:table-cell table:style-name="ce2" table:formula="of:=[.F16]*[.$C$11]*0.0036*[.$C$10]" office:value-type="float" office:value="24465.00672" calcext:value-type="float">
            <text:p>24465</text:p>
          </table:table-cell>
          <table:table-cell table:style-name="ce7" table:formula="of:=[.I16]/([.$C$12]*1000)" office:value-type="percentage" office:value="0.414980497306069" calcext:value-type="percentage">
            <text:p>41%</text:p>
          </table:table-cell>
          <table:table-cell table:style-name="ce2"/>
          <table:table-cell table:style-name="ce2" office:value-type="string" calcext:value-type="string">
            <text:p>windows avg U-factor</text:p>
          </table:table-cell>
          <table:table-cell table:style-name="ce2"/>
        </table:table-row>
        <table:table-row table:style-name="ro1">
          <table:table-cell office:value-type="string" calcext:value-type="string">
            <text:p>Floor header 1<text:span text:style-name="T3">st</text:span> floo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87" calcext:value-type="float">
            <text:p>3.87</text:p>
          </table:table-cell>
          <table:table-cell table:style-name="ce5" table:formula="of:=1/[.C17]" office:value-type="float" office:value="0.258397932816537" calcext:value-type="float">
            <text:p>0.26</text:p>
          </table:table-cell>
          <table:table-cell table:style-name="ce6" office:value-type="float" office:value="119.9" calcext:value-type="float">
            <text:p>119.9</text:p>
          </table:table-cell>
          <table:table-cell table:style-name="ce5" table:formula="of:=[.D17]*[.E17]" office:value-type="float" office:value="30.9819121447028" calcext:value-type="float">
            <text:p>30.98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17]*[.G17]" office:value-type="float" office:value="929.457364341085" calcext:value-type="float">
            <text:p>929</text:p>
          </table:table-cell>
          <table:table-cell table:style-name="ce2" table:formula="of:=[.F17]*[.$C$11]*0.0036*[.$C$10]" office:value-type="float" office:value="9636.61395348837" calcext:value-type="float">
            <text:p>9637</text:p>
          </table:table-cell>
          <table:table-cell table:style-name="ce7" table:formula="of:=[.I17]/([.$C$12]*1000)" office:value-type="percentage" office:value="0.163458236350945" calcext:value-type="percentage">
            <text:p>16%</text:p>
          </table:table-cell>
          <table:table-cell table:style-name="ce2"/>
          <table:table-cell table:style-name="ce23" table:formula="of:=(3+2*2.7+2*2.6+3*2.6+2.4+2.2+2.1*8+2*2+4*2+2)/25" office:value-type="float" office:value="2.272" calcext:value-type="float">
            <text:p>2.272</text:p>
          </table:table-cell>
          <table:table-cell table:style-name="ce2"/>
        </table:table-row>
        <table:table-row table:style-name="ro1">
          <table:table-cell office:value-type="string" calcext:value-type="string">
            <text:p>Floor header 2<text:span text:style-name="T3">nd</text:span> floo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87" calcext:value-type="float">
            <text:p>3.87</text:p>
          </table:table-cell>
          <table:table-cell table:style-name="ce5" table:formula="of:=1/[.C18]" office:value-type="float" office:value="0.258397932816537" calcext:value-type="float">
            <text:p>0.26</text:p>
          </table:table-cell>
          <table:table-cell table:style-name="ce6" office:value-type="float" office:value="107.8" calcext:value-type="float">
            <text:p>107.8</text:p>
          </table:table-cell>
          <table:table-cell table:style-name="ce5" table:formula="of:=[.D18]*[.E18]" office:value-type="float" office:value="27.8552971576227" calcext:value-type="float">
            <text:p>27.86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18]*[.G18]" office:value-type="float" office:value="835.658914728682" calcext:value-type="float">
            <text:p>836</text:p>
          </table:table-cell>
          <table:table-cell table:style-name="ce2" table:formula="of:=[.F18]*[.$C$11]*0.0036*[.$C$10]" office:value-type="float" office:value="8664.11162790698" calcext:value-type="float">
            <text:p>8664</text:p>
          </table:table-cell>
          <table:table-cell table:style-name="ce7" table:formula="of:=[.I18]/([.$C$12]*1000)" office:value-type="percentage" office:value="0.146962451031124" calcext:value-type="percentage">
            <text:p>15%</text:p>
          </table:table-cell>
          <table:table-cell table:style-name="ce2"/>
          <table:table-cell table:style-name="ce23"/>
          <table:table-cell table:style-name="ce2"/>
        </table:table-row>
        <table:table-row table:style-name="ro1">
          <table:table-cell office:value-type="string" calcext:value-type="string">
            <text:p>Foundation interio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.41" calcext:value-type="float">
            <text:p>4.41</text:p>
          </table:table-cell>
          <table:table-cell table:style-name="ce5" table:formula="of:=1/[.C19]" office:value-type="float" office:value="0.226757369614512" calcext:value-type="float">
            <text:p>0.23</text:p>
          </table:table-cell>
          <table:table-cell table:style-name="ce6" office:value-type="float" office:value="92.2" calcext:value-type="float">
            <text:p>92.2</text:p>
          </table:table-cell>
          <table:table-cell table:style-name="ce5" table:formula="of:=[.D19]*[.E19]" office:value-type="float" office:value="20.907029478458" calcext:value-type="float">
            <text:p>20.91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19]*[.G19]" office:value-type="float" office:value="627.210884353741" calcext:value-type="float">
            <text:p>627</text:p>
          </table:table-cell>
          <table:table-cell table:style-name="ce2" table:formula="of:=[.F19]*[.$C$11]*0.0036*[.$C$10]" office:value-type="float" office:value="6502.92244897959" calcext:value-type="float">
            <text:p>6503</text:p>
          </table:table-cell>
          <table:table-cell table:style-name="ce7" table:formula="of:=[.I19]/([.$C$12]*1000)" office:value-type="percentage" office:value="0.110303913777971" calcext:value-type="percentage">
            <text:p>11%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ttic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.85" calcext:value-type="float">
            <text:p>6.85</text:p>
          </table:table-cell>
          <table:table-cell table:style-name="ce5" table:formula="of:=1/[.C20]" office:value-type="float" office:value="0.145985401459854" calcext:value-type="float">
            <text:p>0.15</text:p>
          </table:table-cell>
          <table:table-cell table:style-name="ce6" office:value-type="float" office:value="96.9" calcext:value-type="float">
            <text:p>96.9</text:p>
          </table:table-cell>
          <table:table-cell table:style-name="ce5" table:formula="of:=[.D20]*[.E20]" office:value-type="float" office:value="14.1459854014599" calcext:value-type="float">
            <text:p>14.15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20]*[.G20]" office:value-type="float" office:value="424.379562043796" calcext:value-type="float">
            <text:p>424</text:p>
          </table:table-cell>
          <table:table-cell table:style-name="ce2" table:formula="of:=[.F20]*[.$C$11]*0.0036*[.$C$10]" office:value-type="float" office:value="4399.96729927007" calcext:value-type="float">
            <text:p>4400</text:p>
          </table:table-cell>
          <table:table-cell table:style-name="ce7" table:formula="of:=[.I20]/([.$C$12]*1000)" office:value-type="percentage" office:value="0.0746331541568257" calcext:value-type="percentage">
            <text:p>7%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4" calcext:value-type="float">
            <text:p>4</text:p>
          </table:table-cell>
          <table:table-cell table:style-name="ce5" table:formula="of:=1/[.D21]" office:value-type="float" office:value="1" calcext:value-type="float">
            <text:p>1.00</text:p>
          </table:table-cell>
          <table:table-cell table:style-name="ce13" office:value-type="float" office:value="1" calcext:value-type="float">
            <text:p>1.00</text:p>
          </table:table-cell>
          <table:table-cell table:style-name="ce6" office:value-type="float" office:value="8.08" calcext:value-type="float">
            <text:p>8.1</text:p>
          </table:table-cell>
          <table:table-cell table:style-name="ce5" table:formula="of:=[.D21]*[.E21]" office:value-type="float" office:value="8.08" calcext:value-type="float">
            <text:p>8.08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21]*[.G21]" office:value-type="float" office:value="242.4" calcext:value-type="float">
            <text:p>242</text:p>
          </table:table-cell>
          <table:table-cell table:style-name="ce2" table:formula="of:=[.F21]*[.$C$11]*0.0036*[.$C$10]" office:value-type="float" office:value="2513.2032" calcext:value-type="float">
            <text:p>2513</text:p>
          </table:table-cell>
          <table:table-cell table:style-name="ce7" table:formula="of:=[.I21]/([.$C$12]*1000)" office:value-type="percentage" office:value="0.0426294717881526" calcext:value-type="percentage">
            <text:p>4%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Basement-1 pony wall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52" calcext:value-type="float">
            <text:p>3.52</text:p>
          </table:table-cell>
          <table:table-cell table:style-name="ce5" table:formula="of:=1/[.C22]" office:value-type="float" office:value="0.284090909090909" calcext:value-type="float">
            <text:p>0.28</text:p>
          </table:table-cell>
          <table:table-cell table:style-name="ce6" office:value-type="float" office:value="19.1" calcext:value-type="float">
            <text:p>19.1</text:p>
          </table:table-cell>
          <table:table-cell table:style-name="ce5" table:formula="of:=[.D22]*[.E22]" office:value-type="float" office:value="5.42613636363636" calcext:value-type="float">
            <text:p>5.43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22]*[.G22]" office:value-type="float" office:value="162.784090909091" calcext:value-type="float">
            <text:p>163</text:p>
          </table:table-cell>
          <table:table-cell table:style-name="ce2" table:formula="of:=[.F22]*[.$C$11]*0.0036*[.$C$10]" office:value-type="float" office:value="1687.74545454545" calcext:value-type="float">
            <text:p>1688</text:p>
          </table:table-cell>
          <table:table-cell table:style-name="ce7" table:formula="of:=[.I22]/([.$C$12]*1000)" office:value-type="percentage" office:value="0.0286278870089487" calcext:value-type="percentage">
            <text:p>3%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Basement-1 header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87" calcext:value-type="float">
            <text:p>3.87</text:p>
          </table:table-cell>
          <table:table-cell table:style-name="ce5" table:formula="of:=1/[.C23]" office:value-type="float" office:value="0.258397932816537" calcext:value-type="float">
            <text:p>0.26</text:p>
          </table:table-cell>
          <table:table-cell table:style-name="ce6" office:value-type="float" office:value="13.5" calcext:value-type="float">
            <text:p>13.5</text:p>
          </table:table-cell>
          <table:table-cell table:style-name="ce5" table:formula="of:=[.D23]*[.E23]" office:value-type="float" office:value="3.48837209302326" calcext:value-type="float">
            <text:p>3.49</text:p>
          </table:table-cell>
          <table:table-cell table:formula="of:=[.$B$5]-[.$B$4]" office:value-type="float" office:value="30" calcext:value-type="float">
            <text:p>30</text:p>
          </table:table-cell>
          <table:table-cell table:style-name="ce2" table:formula="of:=[.F23]*[.G23]" office:value-type="float" office:value="104.651162790698" calcext:value-type="float">
            <text:p>105</text:p>
          </table:table-cell>
          <table:table-cell table:style-name="ce2" table:formula="of:=[.F23]*[.$C$11]*0.0036*[.$C$10]" office:value-type="float" office:value="1085.02325581395" calcext:value-type="float">
            <text:p>1085</text:p>
          </table:table-cell>
          <table:table-cell table:style-name="ce7" table:formula="of:=[.I23]/([.$C$12]*1000)" office:value-type="percentage" office:value="0.0184043885799646" calcext:value-type="percentage">
            <text:p>2%</text:p>
          </table:table-cell>
          <table:table-cell table:style-name="ce2"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lea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lume </text:p>
          </table:table-cell>
          <table:table-cell table:style-name="ce2" table:formula="of:=[.B29]*60/[.B27]*(0.3048^3)" office:value-type="float" office:value="745.358919344262" calcext:value-type="float">
            <text:p>745</text:p>
          </table:table-cell>
          <table:table-cell office:value-type="string" calcext:value-type="string">
            <text:p>cubic me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ir changes per hour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measured 1.75 at 50 P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ivalent leak area (EqLA)</text:p>
          </table:table-cell>
          <table:table-cell office:value-type="float" office:value="345.3" calcext:value-type="float">
            <text:p>345.3</text:p>
          </table:table-cell>
          <table:table-cell office:value-type="string" calcext:value-type="string">
            <text:p>cm^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fm50</text:p>
          </table:table-cell>
          <table:table-cell table:style-name="ce6" table:formula="of:=[.B28]*10/(2.54^2)" office:value-type="float" office:value="535.216070432141" calcext:value-type="float">
            <text:p>535.2</text:p>
          </table:table-cell>
          <table:table-cell office:value-type="string" calcext:value-type="string">
            <text:p>cubic feet per min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∆T</text:p>
          </table:table-cell>
          <table:table-cell table:formula="of:=[.B5]-[.B4]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e of heat loss (watts)</text:p>
          </table:table-cell>
          <table:table-cell table:style-name="ce2" table:formula="of:=[$house.H34]*[$house.H35]*[.B26]*[.B27]*[.B30]*[$house.H36]" office:value-type="float" office:value="6.93384987238732" calcext:value-type="float">
            <text:p>7</text:p>
          </table:table-cell>
          <table:table-cell table:number-columns-repeated="11"/>
        </table:table-row>
      </table:table>
      <table:named-expressions>
        <table:named-range table:name="BTU_per_wh" table:base-cell-address="$house.$N$6" table:cell-range-address="$garage.$N$5"/>
        <table:named-range table:name="M2_per_sqft" table:base-cell-address="$garage.$N$2" table:cell-range-address="$garage.$N$2"/>
        <table:named-range table:name="RSI_per_R" table:base-cell-address="$garage.$N$3" table:cell-range-address="$garage.$N$3"/>
        <table:named-range table:name="watthour_to_MJ" table:base-cell-address="$house.$G$10" table:cell-range-address="$house.$G$10"/>
      </table:named-expressions>
      <table:database-ranges>
        <table:database-range table:name="__Anonymous_Sheet_DB__0" table:target-range-address="house.A15:house.J30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garage.A14:garage.J18">
          <table:sort>
            <table:sort-by table:field-number="6" table:order="descending" table:data-type="automatic"/>
          </table:sort>
        </table:database-range>
        <table:database-range table:name="__Anonymous_Sheet_DB__2" table:target-range-address="'ICF house'.A15:'ICF house'.M23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currency-style style:name="N124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28P0"/>
    </number:currency-style>
    <number:number-style style:name="N129">
      <number:number number:decimal-places="15" number:min-decimal-places="15" number:min-integer-digits="1"/>
    </number:number-style>
    <number:currency-style style:name="N131P0" style:volatile="true">
      <number:currency-symbol number:language="en" number:country="CA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CA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00-00-00</text:date>, <text:time style:data-style-name="N2" text:time-value="11:05:44.272200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0:46:25.448432867</meta:creation-date>
    <dc:date>2023-11-22T09:48:07.116119377</dc:date>
    <meta:editing-duration>P1DT9H4M49S</meta:editing-duration>
    <meta:editing-cycles>29</meta:editing-cycles>
    <meta:generator>LibreOffice/7.0.4.2$Linux_X86_64 LibreOffice_project/00$Build-2</meta:generator>
    <meta:document-statistic meta:table-count="3" meta:cell-count="426" meta:object-count="4"/>
  </office:meta>
</office:document-meta>
</file>